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3.841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List_Master_She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fastq_1</text:p>
          </table:table-cell>
          <table:table-cell office:value-type="string" calcext:value-type="string">
            <text:p>fastq_2</text:p>
          </table:table-cell>
          <table:table-cell office:value-type="string" calcext:value-type="string">
            <text:p>strandedness</text:p>
          </table:table-cell>
        </table:table-row>
        <table:table-row table:style-name="ro1">
          <table:table-cell office:value-type="string" calcext:value-type="string">
            <text:p>1-Decanol_0_A</text:p>
          </table:table-cell>
          <table:table-cell office:value-type="string" calcext:value-type="string">
            <text:p>./fq_files/NS.2049.001.UDP0097_i7---UDP0097_i5.1-Decanol_0_A_R1.fastq.gz</text:p>
          </table:table-cell>
          <table:table-cell office:value-type="string" calcext:value-type="string">
            <text:p>./fq_files/NS.2049.001.UDP0097_i7---UDP0097_i5.1-Decanol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_B</text:p>
          </table:table-cell>
          <table:table-cell office:value-type="string" calcext:value-type="string">
            <text:p>./fq_files/NS.2049.001.UDP0098_i7---UDP0098_i5.1-Decanol_0_B_R1.fastq.gz</text:p>
          </table:table-cell>
          <table:table-cell office:value-type="string" calcext:value-type="string">
            <text:p>./fq_files/NS.2049.001.UDP0098_i7---UDP0098_i5.1-Decanol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_C</text:p>
          </table:table-cell>
          <table:table-cell office:value-type="string" calcext:value-type="string">
            <text:p>./fq_files/NS.2049.001.UDP0099_i7---UDP0099_i5.1-Decanol_0_C_R1.fastq.gz</text:p>
          </table:table-cell>
          <table:table-cell office:value-type="string" calcext:value-type="string">
            <text:p>./fq_files/NS.2049.001.UDP0099_i7---UDP0099_i5.1-Decanol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01_A</text:p>
          </table:table-cell>
          <table:table-cell office:value-type="string" calcext:value-type="string">
            <text:p>./fq_files/NS.2049.001.UDP0100_i7---UDP0100_i5.1-Decanol_0-0001_A_R1.fastq.gz</text:p>
          </table:table-cell>
          <table:table-cell office:value-type="string" calcext:value-type="string">
            <text:p>./fq_files/NS.2049.001.UDP0100_i7---UDP0100_i5.1-Decanol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01_B</text:p>
          </table:table-cell>
          <table:table-cell office:value-type="string" calcext:value-type="string">
            <text:p>./fq_files/NS.2049.001.UDP0101_i7---UDP0101_i5.1-Decanol_0-0001_B_R1.fastq.gz</text:p>
          </table:table-cell>
          <table:table-cell office:value-type="string" calcext:value-type="string">
            <text:p>./fq_files/NS.2049.001.UDP0101_i7---UDP0101_i5.1-Decanol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01_C</text:p>
          </table:table-cell>
          <table:table-cell office:value-type="string" calcext:value-type="string">
            <text:p>./fq_files/NS.2049.001.UDP0102_i7---UDP0102_i5.1-Decanol_0-0001_C_R1.fastq.gz</text:p>
          </table:table-cell>
          <table:table-cell office:value-type="string" calcext:value-type="string">
            <text:p>./fq_files/NS.2049.001.UDP0102_i7---UDP0102_i5.1-Decanol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1_A</text:p>
          </table:table-cell>
          <table:table-cell office:value-type="string" calcext:value-type="string">
            <text:p>./fq_files/NS.2049.001.UDP0103_i7---UDP0103_i5.1-Decanol_0-001_A_R1.fastq.gz</text:p>
          </table:table-cell>
          <table:table-cell office:value-type="string" calcext:value-type="string">
            <text:p>./fq_files/NS.2049.001.UDP0103_i7---UDP0103_i5.1-Decanol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1_B</text:p>
          </table:table-cell>
          <table:table-cell office:value-type="string" calcext:value-type="string">
            <text:p>./fq_files/NS.2049.001.UDP0104_i7---UDP0104_i5.1-Decanol_0-001_B_R1.fastq.gz</text:p>
          </table:table-cell>
          <table:table-cell office:value-type="string" calcext:value-type="string">
            <text:p>./fq_files/NS.2049.001.UDP0104_i7---UDP0104_i5.1-Decanol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01_C</text:p>
          </table:table-cell>
          <table:table-cell office:value-type="string" calcext:value-type="string">
            <text:p>./fq_files/NS.2049.001.UDP0105_i7---UDP0105_i5.1-Decanol_0-001_C_R1.fastq.gz</text:p>
          </table:table-cell>
          <table:table-cell office:value-type="string" calcext:value-type="string">
            <text:p>./fq_files/NS.2049.001.UDP0105_i7---UDP0105_i5.1-Decanol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1_A</text:p>
          </table:table-cell>
          <table:table-cell office:value-type="string" calcext:value-type="string">
            <text:p>./fq_files/NS.2049.001.UDP0106_i7---UDP0106_i5.1-Decanol_0-01_A_R1.fastq.gz</text:p>
          </table:table-cell>
          <table:table-cell office:value-type="string" calcext:value-type="string">
            <text:p>./fq_files/NS.2049.001.UDP0106_i7---UDP0106_i5.1-Decanol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1_B</text:p>
          </table:table-cell>
          <table:table-cell office:value-type="string" calcext:value-type="string">
            <text:p>./fq_files/NS.2049.001.UDP0107_i7---UDP0107_i5.1-Decanol_0-01_B_R1.fastq.gz</text:p>
          </table:table-cell>
          <table:table-cell office:value-type="string" calcext:value-type="string">
            <text:p>./fq_files/NS.2049.001.UDP0107_i7---UDP0107_i5.1-Decanol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01_C</text:p>
          </table:table-cell>
          <table:table-cell office:value-type="string" calcext:value-type="string">
            <text:p>./fq_files/NS.2049.001.UDP0108_i7---UDP0108_i5.1-Decanol_0-01_C_R1.fastq.gz</text:p>
          </table:table-cell>
          <table:table-cell office:value-type="string" calcext:value-type="string">
            <text:p>./fq_files/NS.2049.001.UDP0108_i7---UDP0108_i5.1-Decanol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1_A</text:p>
          </table:table-cell>
          <table:table-cell office:value-type="string" calcext:value-type="string">
            <text:p>./fq_files/NS.2049.001.UDP0109_i7---UDP0109_i5.1-Decanol_0-1_A_R1.fastq.gz</text:p>
          </table:table-cell>
          <table:table-cell office:value-type="string" calcext:value-type="string">
            <text:p>./fq_files/NS.2049.001.UDP0109_i7---UDP0109_i5.1-Decanol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1_B</text:p>
          </table:table-cell>
          <table:table-cell office:value-type="string" calcext:value-type="string">
            <text:p>./fq_files/NS.2049.001.UDP0110_i7---UDP0110_i5.1-Decanol_0-1_B_R1.fastq.gz</text:p>
          </table:table-cell>
          <table:table-cell office:value-type="string" calcext:value-type="string">
            <text:p>./fq_files/NS.2049.001.UDP0110_i7---UDP0110_i5.1-Decanol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1_A</text:p>
          </table:table-cell>
          <table:table-cell office:value-type="string" calcext:value-type="string">
            <text:p>./fq_files/NS.2049.001.UDP0111_i7---UDP0111_i5.1-Decanol_1_A_R1.fastq.gz</text:p>
          </table:table-cell>
          <table:table-cell office:value-type="string" calcext:value-type="string">
            <text:p>./fq_files/NS.2049.001.UDP0111_i7---UDP0111_i5.1-Decanol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1_B</text:p>
          </table:table-cell>
          <table:table-cell office:value-type="string" calcext:value-type="string">
            <text:p>./fq_files/NS.2049.001.UDP0112_i7---UDP0112_i5.1-Decanol_1_B_R1.fastq.gz</text:p>
          </table:table-cell>
          <table:table-cell office:value-type="string" calcext:value-type="string">
            <text:p>./fq_files/NS.2049.001.UDP0112_i7---UDP0112_i5.1-Decanol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1_C</text:p>
          </table:table-cell>
          <table:table-cell office:value-type="string" calcext:value-type="string">
            <text:p>./fq_files/NS.2049.001.UDP0113_i7---UDP0113_i5.1-Decanol_1_C_R1.fastq.gz</text:p>
          </table:table-cell>
          <table:table-cell office:value-type="string" calcext:value-type="string">
            <text:p>./fq_files/NS.2049.001.UDP0113_i7---UDP0113_i5.1-Decanol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_A</text:p>
          </table:table-cell>
          <table:table-cell office:value-type="string" calcext:value-type="string">
            <text:p>./fq_files/NS.2049.001.UDP0114_i7---UDP0114_i5.Analine_0_A_R1.fastq.gz</text:p>
          </table:table-cell>
          <table:table-cell office:value-type="string" calcext:value-type="string">
            <text:p>./fq_files/NS.2049.001.UDP0114_i7---UDP0114_i5.Analine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_C</text:p>
          </table:table-cell>
          <table:table-cell office:value-type="string" calcext:value-type="string">
            <text:p>./fq_files/NS.2049.001.UDP0115_i7---UDP0115_i5.Analine_0_C_R1.fastq.gz</text:p>
          </table:table-cell>
          <table:table-cell office:value-type="string" calcext:value-type="string">
            <text:p>./fq_files/NS.2049.001.UDP0115_i7---UDP0115_i5.Analine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001_A</text:p>
          </table:table-cell>
          <table:table-cell office:value-type="string" calcext:value-type="string">
            <text:p>./fq_files/NS.2049.001.UDP0116_i7---UDP0116_i5.Analine_0-001_A_R1.fastq.gz</text:p>
          </table:table-cell>
          <table:table-cell office:value-type="string" calcext:value-type="string">
            <text:p>./fq_files/NS.2049.001.UDP0116_i7---UDP0116_i5.Analine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001_C</text:p>
          </table:table-cell>
          <table:table-cell office:value-type="string" calcext:value-type="string">
            <text:p>./fq_files/NS.2049.001.UDP0117_i7---UDP0117_i5.Analine_0-001_C_R1.fastq.gz</text:p>
          </table:table-cell>
          <table:table-cell office:value-type="string" calcext:value-type="string">
            <text:p>./fq_files/NS.2049.001.UDP0117_i7---UDP0117_i5.Analine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01_A</text:p>
          </table:table-cell>
          <table:table-cell office:value-type="string" calcext:value-type="string">
            <text:p>./fq_files/NS.2049.001.UDP0118_i7---UDP0118_i5.Analine_0-01_A_R1.fastq.gz</text:p>
          </table:table-cell>
          <table:table-cell office:value-type="string" calcext:value-type="string">
            <text:p>./fq_files/NS.2049.001.UDP0118_i7---UDP0118_i5.Analine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01_B</text:p>
          </table:table-cell>
          <table:table-cell office:value-type="string" calcext:value-type="string">
            <text:p>./fq_files/NS.2049.001.UDP0119_i7---UDP0119_i5.Analine_0-01_B_R1.fastq.gz</text:p>
          </table:table-cell>
          <table:table-cell office:value-type="string" calcext:value-type="string">
            <text:p>./fq_files/NS.2049.001.UDP0119_i7---UDP0119_i5.Analine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1_A</text:p>
          </table:table-cell>
          <table:table-cell office:value-type="string" calcext:value-type="string">
            <text:p>./fq_files/NS.2049.001.UDP0121_i7---UDP0121_i5.Analine_0-1_A_R1.fastq.gz</text:p>
          </table:table-cell>
          <table:table-cell office:value-type="string" calcext:value-type="string">
            <text:p>./fq_files/NS.2049.001.UDP0121_i7---UDP0121_i5.Analine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1_B</text:p>
          </table:table-cell>
          <table:table-cell office:value-type="string" calcext:value-type="string">
            <text:p>./fq_files/NS.2049.001.UDP0122_i7---UDP0122_i5.Analine_0-1_B_R1.fastq.gz</text:p>
          </table:table-cell>
          <table:table-cell office:value-type="string" calcext:value-type="string">
            <text:p>./fq_files/NS.2049.001.UDP0122_i7---UDP0122_i5.Analine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1_C</text:p>
          </table:table-cell>
          <table:table-cell office:value-type="string" calcext:value-type="string">
            <text:p>./fq_files/NS.2049.001.UDP0123_i7---UDP0123_i5.Analine_0-1_C_R1.fastq.gz</text:p>
          </table:table-cell>
          <table:table-cell office:value-type="string" calcext:value-type="string">
            <text:p>./fq_files/NS.2049.001.UDP0123_i7---UDP0123_i5.Analine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1_A</text:p>
          </table:table-cell>
          <table:table-cell office:value-type="string" calcext:value-type="string">
            <text:p>./fq_files/NS.2049.001.UDP0124_i7---UDP0124_i5.Analine_1_A_R1.fastq.gz</text:p>
          </table:table-cell>
          <table:table-cell office:value-type="string" calcext:value-type="string">
            <text:p>./fq_files/NS.2049.001.UDP0124_i7---UDP0124_i5.Analine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1_C</text:p>
          </table:table-cell>
          <table:table-cell office:value-type="string" calcext:value-type="string">
            <text:p>./fq_files/NS.2049.001.UDP0126_i7---UDP0126_i5.Analine_1_C_R1.fastq.gz</text:p>
          </table:table-cell>
          <table:table-cell office:value-type="string" calcext:value-type="string">
            <text:p>./fq_files/NS.2049.001.UDP0126_i7---UDP0126_i5.Analine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10_A</text:p>
          </table:table-cell>
          <table:table-cell office:value-type="string" calcext:value-type="string">
            <text:p>./fq_files/NS.2049.001.UDP0127_i7---UDP0127_i5.Analine_10_A_R1.fastq.gz</text:p>
          </table:table-cell>
          <table:table-cell office:value-type="string" calcext:value-type="string">
            <text:p>./fq_files/NS.2049.001.UDP0127_i7---UDP0127_i5.Analine_1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10_B</text:p>
          </table:table-cell>
          <table:table-cell office:value-type="string" calcext:value-type="string">
            <text:p>./fq_files/NS.2049.001.UDP0128_i7---UDP0128_i5.Analine_10_B_R1.fastq.gz</text:p>
          </table:table-cell>
          <table:table-cell office:value-type="string" calcext:value-type="string">
            <text:p>./fq_files/NS.2049.001.UDP0128_i7---UDP0128_i5.Analine_1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10_C</text:p>
          </table:table-cell>
          <table:table-cell office:value-type="string" calcext:value-type="string">
            <text:p>./fq_files/NS.2049.001.UDP0129_i7---UDP0129_i5.Analine_10_C_R1.fastq.gz</text:p>
          </table:table-cell>
          <table:table-cell office:value-type="string" calcext:value-type="string">
            <text:p>./fq_files/NS.2049.001.UDP0129_i7---UDP0129_i5.Analine_1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_A</text:p>
          </table:table-cell>
          <table:table-cell office:value-type="string" calcext:value-type="string">
            <text:p>./fq_files/NS.2049.001.UDP0130_i7---UDP0130_i5.EE2_0_A_R1.fastq.gz</text:p>
          </table:table-cell>
          <table:table-cell office:value-type="string" calcext:value-type="string">
            <text:p>./fq_files/NS.2049.001.UDP0130_i7---UDP0130_i5.EE2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_B</text:p>
          </table:table-cell>
          <table:table-cell office:value-type="string" calcext:value-type="string">
            <text:p>./fq_files/NS.2049.001.UDP0131_i7---UDP0131_i5.EE2_0_B_R1.fastq.gz</text:p>
          </table:table-cell>
          <table:table-cell office:value-type="string" calcext:value-type="string">
            <text:p>./fq_files/NS.2049.001.UDP0131_i7---UDP0131_i5.EE2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_C</text:p>
          </table:table-cell>
          <table:table-cell office:value-type="string" calcext:value-type="string">
            <text:p>./fq_files/NS.2049.001.UDP0132_i7---UDP0132_i5.EE2_0_C_R1.fastq.gz</text:p>
          </table:table-cell>
          <table:table-cell office:value-type="string" calcext:value-type="string">
            <text:p>./fq_files/NS.2049.001.UDP0132_i7---UDP0132_i5.EE2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01_A</text:p>
          </table:table-cell>
          <table:table-cell office:value-type="string" calcext:value-type="string">
            <text:p>./fq_files/NS.2049.001.UDP0133_i7---UDP0133_i5.EE2_0-0000001_A_R1.fastq.gz</text:p>
          </table:table-cell>
          <table:table-cell office:value-type="string" calcext:value-type="string">
            <text:p>./fq_files/NS.2049.001.UDP0133_i7---UDP0133_i5.EE2_0-000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01_C</text:p>
          </table:table-cell>
          <table:table-cell office:value-type="string" calcext:value-type="string">
            <text:p>./fq_files/NS.2049.001.UDP0134_i7---UDP0134_i5.EE2_0-0000001_C_R1.fastq.gz</text:p>
          </table:table-cell>
          <table:table-cell office:value-type="string" calcext:value-type="string">
            <text:p>./fq_files/NS.2049.001.UDP0134_i7---UDP0134_i5.EE2_0-000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1_A</text:p>
          </table:table-cell>
          <table:table-cell office:value-type="string" calcext:value-type="string">
            <text:p>./fq_files/NS.2049.001.UDP0135_i7---UDP0135_i5.EE2_0-000001_A_R1.fastq.gz</text:p>
          </table:table-cell>
          <table:table-cell office:value-type="string" calcext:value-type="string">
            <text:p>./fq_files/NS.2049.001.UDP0135_i7---UDP0135_i5.EE2_0-00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1_B</text:p>
          </table:table-cell>
          <table:table-cell office:value-type="string" calcext:value-type="string">
            <text:p>./fq_files/NS.2049.001.UDP0136_i7---UDP0136_i5.EE2_0-000001_B_R1.fastq.gz</text:p>
          </table:table-cell>
          <table:table-cell office:value-type="string" calcext:value-type="string">
            <text:p>./fq_files/NS.2049.001.UDP0136_i7---UDP0136_i5.EE2_0-00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1_C</text:p>
          </table:table-cell>
          <table:table-cell office:value-type="string" calcext:value-type="string">
            <text:p>./fq_files/NS.2049.001.UDP0137_i7---UDP0137_i5.EE2_0-000001_C_R1.fastq.gz</text:p>
          </table:table-cell>
          <table:table-cell office:value-type="string" calcext:value-type="string">
            <text:p>./fq_files/NS.2049.001.UDP0137_i7---UDP0137_i5.EE2_0-00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1_A</text:p>
          </table:table-cell>
          <table:table-cell office:value-type="string" calcext:value-type="string">
            <text:p>./fq_files/NS.2049.001.UDP0138_i7---UDP0138_i5.EE2_0-00001_A_R1.fastq.gz</text:p>
          </table:table-cell>
          <table:table-cell office:value-type="string" calcext:value-type="string">
            <text:p>./fq_files/NS.2049.001.UDP0138_i7---UDP0138_i5.EE2_0-0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1_C</text:p>
          </table:table-cell>
          <table:table-cell office:value-type="string" calcext:value-type="string">
            <text:p>./fq_files/NS.2049.001.UDP0139_i7---UDP0139_i5.EE2_0-00001_C_R1.fastq.gz</text:p>
          </table:table-cell>
          <table:table-cell office:value-type="string" calcext:value-type="string">
            <text:p>./fq_files/NS.2049.001.UDP0139_i7---UDP0139_i5.EE2_0-0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1_A</text:p>
          </table:table-cell>
          <table:table-cell office:value-type="string" calcext:value-type="string">
            <text:p>./fq_files/NS.2049.001.UDP0140_i7---UDP0140_i5.EE2_0-0001_A_R1.fastq.gz</text:p>
          </table:table-cell>
          <table:table-cell office:value-type="string" calcext:value-type="string">
            <text:p>./fq_files/NS.2049.001.UDP0140_i7---UDP0140_i5.EE2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1_B</text:p>
          </table:table-cell>
          <table:table-cell office:value-type="string" calcext:value-type="string">
            <text:p>./fq_files/NS.2049.001.UDP0141_i7---UDP0141_i5.EE2_0-0001_B_R1.fastq.gz</text:p>
          </table:table-cell>
          <table:table-cell office:value-type="string" calcext:value-type="string">
            <text:p>./fq_files/NS.2049.001.UDP0141_i7---UDP0141_i5.EE2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1_C</text:p>
          </table:table-cell>
          <table:table-cell office:value-type="string" calcext:value-type="string">
            <text:p>./fq_files/NS.2049.001.UDP0142_i7---UDP0142_i5.EE2_0-0001_C_R1.fastq.gz</text:p>
          </table:table-cell>
          <table:table-cell office:value-type="string" calcext:value-type="string">
            <text:p>./fq_files/NS.2049.001.UDP0142_i7---UDP0142_i5.EE2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1_A</text:p>
          </table:table-cell>
          <table:table-cell office:value-type="string" calcext:value-type="string">
            <text:p>./fq_files/NS.2049.001.UDP0143_i7---UDP0143_i5.EE2_0-001_A_R1.fastq.gz</text:p>
          </table:table-cell>
          <table:table-cell office:value-type="string" calcext:value-type="string">
            <text:p>./fq_files/NS.2049.001.UDP0143_i7---UDP0143_i5.EE2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1_B</text:p>
          </table:table-cell>
          <table:table-cell office:value-type="string" calcext:value-type="string">
            <text:p>./fq_files/NS.2049.001.UDP0144_i7---UDP0144_i5.EE2_0-001_B_R1.fastq.gz</text:p>
          </table:table-cell>
          <table:table-cell office:value-type="string" calcext:value-type="string">
            <text:p>./fq_files/NS.2049.001.UDP0144_i7---UDP0144_i5.EE2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1_C</text:p>
          </table:table-cell>
          <table:table-cell office:value-type="string" calcext:value-type="string">
            <text:p>./fq_files/NS.2049.001.UDP0145_i7---UDP0145_i5.EE2_0-001_C_R1.fastq.gz</text:p>
          </table:table-cell>
          <table:table-cell office:value-type="string" calcext:value-type="string">
            <text:p>./fq_files/NS.2049.001.UDP0145_i7---UDP0145_i5.EE2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_A</text:p>
          </table:table-cell>
          <table:table-cell office:value-type="string" calcext:value-type="string">
            <text:p>./fq_files/NS.2049.001.UDP0146_i7---UDP0146_i5.Fadrozole_0_A_R1.fastq.gz</text:p>
          </table:table-cell>
          <table:table-cell office:value-type="string" calcext:value-type="string">
            <text:p>./fq_files/NS.2049.001.UDP0146_i7---UDP0146_i5.Fadrozole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_C</text:p>
          </table:table-cell>
          <table:table-cell office:value-type="string" calcext:value-type="string">
            <text:p>./fq_files/NS.2049.001.UDP0147_i7---UDP0147_i5.Fadrozole_0_C_R1.fastq.gz</text:p>
          </table:table-cell>
          <table:table-cell office:value-type="string" calcext:value-type="string">
            <text:p>./fq_files/NS.2049.001.UDP0147_i7---UDP0147_i5.Fadrozole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01_A</text:p>
          </table:table-cell>
          <table:table-cell office:value-type="string" calcext:value-type="string">
            <text:p>./fq_files/NS.2049.001.UDP0148_i7---UDP0148_i5.Fadrozole_0-0001_A_R1.fastq.gz</text:p>
          </table:table-cell>
          <table:table-cell office:value-type="string" calcext:value-type="string">
            <text:p>./fq_files/NS.2049.001.UDP0148_i7---UDP0148_i5.Fadrozole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01_C</text:p>
          </table:table-cell>
          <table:table-cell office:value-type="string" calcext:value-type="string">
            <text:p>./fq_files/NS.2049.001.UDP0149_i7---UDP0149_i5.Fadrozole_0-0001_C_R1.fastq.gz</text:p>
          </table:table-cell>
          <table:table-cell office:value-type="string" calcext:value-type="string">
            <text:p>./fq_files/NS.2049.001.UDP0149_i7---UDP0149_i5.Fadrozole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1_A</text:p>
          </table:table-cell>
          <table:table-cell office:value-type="string" calcext:value-type="string">
            <text:p>./fq_files/NS.2049.001.UDP0150_i7---UDP0150_i5.Fadrozole_0-001_A_R1.fastq.gz</text:p>
          </table:table-cell>
          <table:table-cell office:value-type="string" calcext:value-type="string">
            <text:p>./fq_files/NS.2049.001.UDP0150_i7---UDP0150_i5.Fadrozole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1_B</text:p>
          </table:table-cell>
          <table:table-cell office:value-type="string" calcext:value-type="string">
            <text:p>./fq_files/NS.2049.001.UDP0151_i7---UDP0151_i5.Fadrozole_0-001_B_R1.fastq.gz</text:p>
          </table:table-cell>
          <table:table-cell office:value-type="string" calcext:value-type="string">
            <text:p>./fq_files/NS.2049.001.UDP0151_i7---UDP0151_i5.Fadrozole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1_C</text:p>
          </table:table-cell>
          <table:table-cell office:value-type="string" calcext:value-type="string">
            <text:p>./fq_files/NS.2049.001.UDP0152_i7---UDP0152_i5.Fadrozole_0-001_C_R1.fastq.gz</text:p>
          </table:table-cell>
          <table:table-cell office:value-type="string" calcext:value-type="string">
            <text:p>./fq_files/NS.2049.001.UDP0152_i7---UDP0152_i5.Fadrozole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1_A</text:p>
          </table:table-cell>
          <table:table-cell office:value-type="string" calcext:value-type="string">
            <text:p>./fq_files/NS.2049.001.UDP0153_i7---UDP0153_i5.Fadrozole_0-01_A_R1.fastq.gz</text:p>
          </table:table-cell>
          <table:table-cell office:value-type="string" calcext:value-type="string">
            <text:p>./fq_files/NS.2049.001.UDP0153_i7---UDP0153_i5.Fadrozole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1_B</text:p>
          </table:table-cell>
          <table:table-cell office:value-type="string" calcext:value-type="string">
            <text:p>./fq_files/NS.2049.001.UDP0154_i7---UDP0154_i5.Fadrozole_0-01_B_R1.fastq.gz</text:p>
          </table:table-cell>
          <table:table-cell office:value-type="string" calcext:value-type="string">
            <text:p>./fq_files/NS.2049.001.UDP0154_i7---UDP0154_i5.Fadrozole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1_C</text:p>
          </table:table-cell>
          <table:table-cell office:value-type="string" calcext:value-type="string">
            <text:p>./fq_files/NS.2049.001.UDP0155_i7---UDP0155_i5.Fadrozole_0-01_C_R1.fastq.gz</text:p>
          </table:table-cell>
          <table:table-cell office:value-type="string" calcext:value-type="string">
            <text:p>./fq_files/NS.2049.001.UDP0155_i7---UDP0155_i5.Fadrozole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1_A</text:p>
          </table:table-cell>
          <table:table-cell office:value-type="string" calcext:value-type="string">
            <text:p>./fq_files/NS.2049.001.UDP0156_i7---UDP0156_i5.Fadrozole_0-1_A_R1.fastq.gz</text:p>
          </table:table-cell>
          <table:table-cell office:value-type="string" calcext:value-type="string">
            <text:p>./fq_files/NS.2049.001.UDP0156_i7---UDP0156_i5.Fadrozole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1_B</text:p>
          </table:table-cell>
          <table:table-cell office:value-type="string" calcext:value-type="string">
            <text:p>./fq_files/NS.2049.001.UDP0157_i7---UDP0157_i5.Fadrozole_0-1_B_R1.fastq.gz</text:p>
          </table:table-cell>
          <table:table-cell office:value-type="string" calcext:value-type="string">
            <text:p>./fq_files/NS.2049.001.UDP0157_i7---UDP0157_i5.Fadrozole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1_C</text:p>
          </table:table-cell>
          <table:table-cell office:value-type="string" calcext:value-type="string">
            <text:p>./fq_files/NS.2049.001.UDP0158_i7---UDP0158_i5.Fadrozole_0-1_C_R1.fastq.gz</text:p>
          </table:table-cell>
          <table:table-cell office:value-type="string" calcext:value-type="string">
            <text:p>./fq_files/NS.2049.001.UDP0158_i7---UDP0158_i5.Fadrozole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1_B</text:p>
          </table:table-cell>
          <table:table-cell office:value-type="string" calcext:value-type="string">
            <text:p>./fq_files/NS.2049.001.UDP0160_i7---UDP0160_i5.Fadrozole_1_B_R1.fastq.gz</text:p>
          </table:table-cell>
          <table:table-cell office:value-type="string" calcext:value-type="string">
            <text:p>./fq_files/NS.2049.001.UDP0160_i7---UDP0160_i5.Fadrozole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1_C</text:p>
          </table:table-cell>
          <table:table-cell office:value-type="string" calcext:value-type="string">
            <text:p>./fq_files/NS.2049.001.UDP0161_i7---UDP0161_i5.Fadrozole_1_C_R1.fastq.gz</text:p>
          </table:table-cell>
          <table:table-cell office:value-type="string" calcext:value-type="string">
            <text:p>./fq_files/NS.2049.001.UDP0161_i7---UDP0161_i5.Fadrozole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_A</text:p>
          </table:table-cell>
          <table:table-cell office:value-type="string" calcext:value-type="string">
            <text:p>./fq_files/NS.2049.001.UDP0162_i7---UDP0162_i5.Fenitrothion_0_A_R1.fastq.gz</text:p>
          </table:table-cell>
          <table:table-cell office:value-type="string" calcext:value-type="string">
            <text:p>./fq_files/NS.2049.001.UDP0162_i7---UDP0162_i5.Fenitrothion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_B</text:p>
          </table:table-cell>
          <table:table-cell office:value-type="string" calcext:value-type="string">
            <text:p>./fq_files/NS.2049.001.UDP0163_i7---UDP0163_i5.Fenitrothion_0_B_R1.fastq.gz</text:p>
          </table:table-cell>
          <table:table-cell office:value-type="string" calcext:value-type="string">
            <text:p>./fq_files/NS.2049.001.UDP0163_i7---UDP0163_i5.Fenitrothion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_C</text:p>
          </table:table-cell>
          <table:table-cell office:value-type="string" calcext:value-type="string">
            <text:p>./fq_files/NS.2049.001.UDP0164_i7---UDP0164_i5.Fenitrothion_0_C_R1.fastq.gz</text:p>
          </table:table-cell>
          <table:table-cell office:value-type="string" calcext:value-type="string">
            <text:p>./fq_files/NS.2049.001.UDP0164_i7---UDP0164_i5.Fenitrothion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01_A</text:p>
          </table:table-cell>
          <table:table-cell office:value-type="string" calcext:value-type="string">
            <text:p>./fq_files/NS.2049.001.UDP0165_i7---UDP0165_i5.Fenitrothion_0-0001_A_R1.fastq.gz</text:p>
          </table:table-cell>
          <table:table-cell office:value-type="string" calcext:value-type="string">
            <text:p>./fq_files/NS.2049.001.UDP0165_i7---UDP0165_i5.Fenitrothion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01_B</text:p>
          </table:table-cell>
          <table:table-cell office:value-type="string" calcext:value-type="string">
            <text:p>./fq_files/NS.2049.001.UDP0166_i7---UDP0166_i5.Fenitrothion_0-0001_B_R1.fastq.gz</text:p>
          </table:table-cell>
          <table:table-cell office:value-type="string" calcext:value-type="string">
            <text:p>./fq_files/NS.2049.001.UDP0166_i7---UDP0166_i5.Fenitrothion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01_C</text:p>
          </table:table-cell>
          <table:table-cell office:value-type="string" calcext:value-type="string">
            <text:p>./fq_files/NS.2049.001.UDP0167_i7---UDP0167_i5.Fenitrothion_0-0001_C_R1.fastq.gz</text:p>
          </table:table-cell>
          <table:table-cell office:value-type="string" calcext:value-type="string">
            <text:p>./fq_files/NS.2049.001.UDP0167_i7---UDP0167_i5.Fenitrothion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1_A</text:p>
          </table:table-cell>
          <table:table-cell office:value-type="string" calcext:value-type="string">
            <text:p>./fq_files/NS.2049.001.UDP0168_i7---UDP0168_i5.Fenitrothion_0-001_A_R1.fastq.gz</text:p>
          </table:table-cell>
          <table:table-cell office:value-type="string" calcext:value-type="string">
            <text:p>./fq_files/NS.2049.001.UDP0168_i7---UDP0168_i5.Fenitrothion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1_B</text:p>
          </table:table-cell>
          <table:table-cell office:value-type="string" calcext:value-type="string">
            <text:p>./fq_files/NS.2049.001.UDP0169_i7---UDP0169_i5.Fenitrothion_0-001_B_R1.fastq.gz</text:p>
          </table:table-cell>
          <table:table-cell office:value-type="string" calcext:value-type="string">
            <text:p>./fq_files/NS.2049.001.UDP0169_i7---UDP0169_i5.Fenitrothion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01_C</text:p>
          </table:table-cell>
          <table:table-cell office:value-type="string" calcext:value-type="string">
            <text:p>./fq_files/NS.2049.001.UDP0170_i7---UDP0170_i5.Fenitrothion_0-001_C_R1.fastq.gz</text:p>
          </table:table-cell>
          <table:table-cell office:value-type="string" calcext:value-type="string">
            <text:p>./fq_files/NS.2049.001.UDP0170_i7---UDP0170_i5.Fenitrothion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1_A</text:p>
          </table:table-cell>
          <table:table-cell office:value-type="string" calcext:value-type="string">
            <text:p>./fq_files/NS.2049.001.UDP0171_i7---UDP0171_i5.Fenitrothion_0-01_A_R1.fastq.gz</text:p>
          </table:table-cell>
          <table:table-cell office:value-type="string" calcext:value-type="string">
            <text:p>./fq_files/NS.2049.001.UDP0171_i7---UDP0171_i5.Fenitrothion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1_B</text:p>
          </table:table-cell>
          <table:table-cell office:value-type="string" calcext:value-type="string">
            <text:p>./fq_files/NS.2049.001.UDP0172_i7---UDP0172_i5.Fenitrothion_0-01_B_R1.fastq.gz</text:p>
          </table:table-cell>
          <table:table-cell office:value-type="string" calcext:value-type="string">
            <text:p>./fq_files/NS.2049.001.UDP0172_i7---UDP0172_i5.Fenitrothion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1_A</text:p>
          </table:table-cell>
          <table:table-cell office:value-type="string" calcext:value-type="string">
            <text:p>./fq_files/NS.2049.001.UDP0174_i7---UDP0174_i5.Fenitrothion_0-1_A_R1.fastq.gz</text:p>
          </table:table-cell>
          <table:table-cell office:value-type="string" calcext:value-type="string">
            <text:p>./fq_files/NS.2049.001.UDP0174_i7---UDP0174_i5.Fenitrothion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1_B</text:p>
          </table:table-cell>
          <table:table-cell office:value-type="string" calcext:value-type="string">
            <text:p>./fq_files/NS.2049.001.UDP0175_i7---UDP0175_i5.Fenitrothion_0-1_B_R1.fastq.gz</text:p>
          </table:table-cell>
          <table:table-cell office:value-type="string" calcext:value-type="string">
            <text:p>./fq_files/NS.2049.001.UDP0175_i7---UDP0175_i5.Fenitrothion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1_C</text:p>
          </table:table-cell>
          <table:table-cell office:value-type="string" calcext:value-type="string">
            <text:p>./fq_files/NS.2049.001.UDP0176_i7---UDP0176_i5.Fenitrothion_0-1_C_R1.fastq.gz</text:p>
          </table:table-cell>
          <table:table-cell office:value-type="string" calcext:value-type="string">
            <text:p>./fq_files/NS.2049.001.UDP0176_i7---UDP0176_i5.Fenitrothion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1_A</text:p>
          </table:table-cell>
          <table:table-cell office:value-type="string" calcext:value-type="string">
            <text:p>./fq_files/NS.2049.001.UDP0177_i7---UDP0177_i5.Fenitrothion_1_A_R1.fastq.gz</text:p>
          </table:table-cell>
          <table:table-cell office:value-type="string" calcext:value-type="string">
            <text:p>./fq_files/NS.2049.001.UDP0177_i7---UDP0177_i5.Fenitrothion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1_B</text:p>
          </table:table-cell>
          <table:table-cell office:value-type="string" calcext:value-type="string">
            <text:p>./fq_files/NS.2049.001.UDP0178_i7---UDP0178_i5.Fenitrothion_1_B_R1.fastq.gz</text:p>
          </table:table-cell>
          <table:table-cell office:value-type="string" calcext:value-type="string">
            <text:p>./fq_files/NS.2049.001.UDP0178_i7---UDP0178_i5.Fenitrothion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1_C</text:p>
          </table:table-cell>
          <table:table-cell office:value-type="string" calcext:value-type="string">
            <text:p>./fq_files/NS.2049.001.UDP0179_i7---UDP0179_i5.Fenitrothion_1_C_R1.fastq.gz</text:p>
          </table:table-cell>
          <table:table-cell office:value-type="string" calcext:value-type="string">
            <text:p>./fq_files/NS.2049.001.UDP0179_i7---UDP0179_i5.Fenitrothion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_A</text:p>
          </table:table-cell>
          <table:table-cell office:value-type="string" calcext:value-type="string">
            <text:p>./fq_files/NS.2049.001.UDP0180_i7---UDP0180_i5.Glyphosate_0_A_R1.fastq.gz</text:p>
          </table:table-cell>
          <table:table-cell office:value-type="string" calcext:value-type="string">
            <text:p>./fq_files/NS.2049.001.UDP0180_i7---UDP0180_i5.Glyphosate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_B</text:p>
          </table:table-cell>
          <table:table-cell office:value-type="string" calcext:value-type="string">
            <text:p>./fq_files/NS.2049.001.UDP0181_i7---UDP0181_i5.Glyphosate_0_B_R1.fastq.gz</text:p>
          </table:table-cell>
          <table:table-cell office:value-type="string" calcext:value-type="string">
            <text:p>./fq_files/NS.2049.001.UDP0181_i7---UDP0181_i5.Glyphosate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_C</text:p>
          </table:table-cell>
          <table:table-cell office:value-type="string" calcext:value-type="string">
            <text:p>./fq_files/NS.2049.001.UDP0182_i7---UDP0182_i5.Glyphosate_0_C_R1.fastq.gz</text:p>
          </table:table-cell>
          <table:table-cell office:value-type="string" calcext:value-type="string">
            <text:p>./fq_files/NS.2049.001.UDP0182_i7---UDP0182_i5.Glyphosate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01_A</text:p>
          </table:table-cell>
          <table:table-cell office:value-type="string" calcext:value-type="string">
            <text:p>./fq_files/NS.2049.001.UDP0183_i7---UDP0183_i5.Glyphosate_0-0001_A_R1.fastq.gz</text:p>
          </table:table-cell>
          <table:table-cell office:value-type="string" calcext:value-type="string">
            <text:p>./fq_files/NS.2049.001.UDP0183_i7---UDP0183_i5.Glyphosate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01_B</text:p>
          </table:table-cell>
          <table:table-cell office:value-type="string" calcext:value-type="string">
            <text:p>./fq_files/NS.2049.001.UDP0184_i7---UDP0184_i5.Glyphosate_0-0001_B_R1.fastq.gz</text:p>
          </table:table-cell>
          <table:table-cell office:value-type="string" calcext:value-type="string">
            <text:p>./fq_files/NS.2049.001.UDP0184_i7---UDP0184_i5.Glyphosate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01_C</text:p>
          </table:table-cell>
          <table:table-cell office:value-type="string" calcext:value-type="string">
            <text:p>./fq_files/NS.2049.001.UDP0185_i7---UDP0185_i5.Glyphosate_0-0001_C_R1.fastq.gz</text:p>
          </table:table-cell>
          <table:table-cell office:value-type="string" calcext:value-type="string">
            <text:p>./fq_files/NS.2049.001.UDP0185_i7---UDP0185_i5.Glyphosate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1_A</text:p>
          </table:table-cell>
          <table:table-cell office:value-type="string" calcext:value-type="string">
            <text:p>./fq_files/NS.2049.001.UDP0186_i7---UDP0186_i5.Glyphosate_0-001_A_R1.fastq.gz</text:p>
          </table:table-cell>
          <table:table-cell office:value-type="string" calcext:value-type="string">
            <text:p>./fq_files/NS.2049.001.UDP0186_i7---UDP0186_i5.Glyphosate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1_A</text:p>
          </table:table-cell>
          <table:table-cell office:value-type="string" calcext:value-type="string">
            <text:p>./fq_files/NS.2049.001.UDP0194_i7---UDP0194_i5.Fadrozole_1_A_R1.fastq.gz</text:p>
          </table:table-cell>
          <table:table-cell office:value-type="string" calcext:value-type="string">
            <text:p>./fq_files/NS.2049.001.UDP0194_i7---UDP0194_i5.Fadrozole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enitrothion_0-01_C</text:p>
          </table:table-cell>
          <table:table-cell office:value-type="string" calcext:value-type="string">
            <text:p>./fq_files/NS.2049.001.UDP0195_i7---UDP0195_i5.Fenitrothion_0-01_C_R1.fastq.gz</text:p>
          </table:table-cell>
          <table:table-cell office:value-type="string" calcext:value-type="string">
            <text:p>./fq_files/NS.2049.001.UDP0195_i7---UDP0195_i5.Fenitrothion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1_B</text:p>
          </table:table-cell>
          <table:table-cell office:value-type="string" calcext:value-type="string">
            <text:p>./fq_files/NS.2049.001.UDP0196_i7---UDP0196_i5.Glyphosate_0-001_B_R1.fastq.gz</text:p>
          </table:table-cell>
          <table:table-cell office:value-type="string" calcext:value-type="string">
            <text:p>./fq_files/NS.2049.001.UDP0196_i7---UDP0196_i5.Glyphosate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01_C</text:p>
          </table:table-cell>
          <table:table-cell office:value-type="string" calcext:value-type="string">
            <text:p>./fq_files/NS.2049.001.UDP0197_i7---UDP0197_i5.Glyphosate_0-001_C_R1.fastq.gz</text:p>
          </table:table-cell>
          <table:table-cell office:value-type="string" calcext:value-type="string">
            <text:p>./fq_files/NS.2049.001.UDP0197_i7---UDP0197_i5.Glyphosate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1_A</text:p>
          </table:table-cell>
          <table:table-cell office:value-type="string" calcext:value-type="string">
            <text:p>./fq_files/NS.2049.001.UDP0198_i7---UDP0198_i5.Glyphosate_0-01_A_R1.fastq.gz</text:p>
          </table:table-cell>
          <table:table-cell office:value-type="string" calcext:value-type="string">
            <text:p>./fq_files/NS.2049.001.UDP0198_i7---UDP0198_i5.Glyphosate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1_B</text:p>
          </table:table-cell>
          <table:table-cell office:value-type="string" calcext:value-type="string">
            <text:p>./fq_files/NS.2049.001.UDP0199_i7---UDP0199_i5.Glyphosate_0-01_B_R1.fastq.gz</text:p>
          </table:table-cell>
          <table:table-cell office:value-type="string" calcext:value-type="string">
            <text:p>./fq_files/NS.2049.001.UDP0199_i7---UDP0199_i5.Glyphosate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1_A</text:p>
          </table:table-cell>
          <table:table-cell office:value-type="string" calcext:value-type="string">
            <text:p>./fq_files/NS.2049.001.UDP0200_i7---UDP0200_i5.Glyphosate_0-1_A_R1.fastq.gz</text:p>
          </table:table-cell>
          <table:table-cell office:value-type="string" calcext:value-type="string">
            <text:p>./fq_files/NS.2049.001.UDP0200_i7---UDP0200_i5.Glyphosate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1_B</text:p>
          </table:table-cell>
          <table:table-cell office:value-type="string" calcext:value-type="string">
            <text:p>./fq_files/NS.2049.001.UDP0201_i7---UDP0201_i5.Glyphosate_0-1_B_R1.fastq.gz</text:p>
          </table:table-cell>
          <table:table-cell office:value-type="string" calcext:value-type="string">
            <text:p>./fq_files/NS.2049.001.UDP0201_i7---UDP0201_i5.Glyphosate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1_C</text:p>
          </table:table-cell>
          <table:table-cell office:value-type="string" calcext:value-type="string">
            <text:p>./fq_files/NS.2049.001.UDP0202_i7---UDP0202_i5.Glyphosate_0-1_C_R1.fastq.gz</text:p>
          </table:table-cell>
          <table:table-cell office:value-type="string" calcext:value-type="string">
            <text:p>./fq_files/NS.2049.001.UDP0202_i7---UDP0202_i5.Glyphosate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1_A</text:p>
          </table:table-cell>
          <table:table-cell office:value-type="string" calcext:value-type="string">
            <text:p>./fq_files/NS.2049.001.UDP0203_i7---UDP0203_i5.Glyphosate_1_A_R1.fastq.gz</text:p>
          </table:table-cell>
          <table:table-cell office:value-type="string" calcext:value-type="string">
            <text:p>./fq_files/NS.2049.001.UDP0203_i7---UDP0203_i5.Glyphosate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1_C</text:p>
          </table:table-cell>
          <table:table-cell office:value-type="string" calcext:value-type="string">
            <text:p>./fq_files/NS.2049.001.UDP0205_i7---UDP0205_i5.Glyphosate_1_C_R1.fastq.gz</text:p>
          </table:table-cell>
          <table:table-cell office:value-type="string" calcext:value-type="string">
            <text:p>./fq_files/NS.2049.001.UDP0205_i7---UDP0205_i5.Glyphosate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_A</text:p>
          </table:table-cell>
          <table:table-cell office:value-type="string" calcext:value-type="string">
            <text:p>./fq_files/NS.2049.001.UDP0206_i7---UDP0206_i5.Malathion_0_A_R1.fastq.gz</text:p>
          </table:table-cell>
          <table:table-cell office:value-type="string" calcext:value-type="string">
            <text:p>./fq_files/NS.2049.001.UDP0206_i7---UDP0206_i5.Malathion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_B</text:p>
          </table:table-cell>
          <table:table-cell office:value-type="string" calcext:value-type="string">
            <text:p>./fq_files/NS.2049.001.UDP0207_i7---UDP0207_i5.Malathion_0_B_R1.fastq.gz</text:p>
          </table:table-cell>
          <table:table-cell office:value-type="string" calcext:value-type="string">
            <text:p>./fq_files/NS.2049.001.UDP0207_i7---UDP0207_i5.Malathion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_C</text:p>
          </table:table-cell>
          <table:table-cell office:value-type="string" calcext:value-type="string">
            <text:p>./fq_files/NS.2049.001.UDP0208_i7---UDP0208_i5.Malathion_0_C_R1.fastq.gz</text:p>
          </table:table-cell>
          <table:table-cell office:value-type="string" calcext:value-type="string">
            <text:p>./fq_files/NS.2049.001.UDP0208_i7---UDP0208_i5.Malathion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01_A</text:p>
          </table:table-cell>
          <table:table-cell office:value-type="string" calcext:value-type="string">
            <text:p>./fq_files/NS.2049.001.UDP0209_i7---UDP0209_i5.Malathion_0-0001_A_R1.fastq.gz</text:p>
          </table:table-cell>
          <table:table-cell office:value-type="string" calcext:value-type="string">
            <text:p>./fq_files/NS.2049.001.UDP0209_i7---UDP0209_i5.Malathion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01_B</text:p>
          </table:table-cell>
          <table:table-cell office:value-type="string" calcext:value-type="string">
            <text:p>./fq_files/NS.2049.001.UDP0210_i7---UDP0210_i5.Malathion_0-0001_B_R1.fastq.gz</text:p>
          </table:table-cell>
          <table:table-cell office:value-type="string" calcext:value-type="string">
            <text:p>./fq_files/NS.2049.001.UDP0210_i7---UDP0210_i5.Malathion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01_C</text:p>
          </table:table-cell>
          <table:table-cell office:value-type="string" calcext:value-type="string">
            <text:p>./fq_files/NS.2049.001.UDP0211_i7---UDP0211_i5.Malathion_0-0001_C_R1.fastq.gz</text:p>
          </table:table-cell>
          <table:table-cell office:value-type="string" calcext:value-type="string">
            <text:p>./fq_files/NS.2049.001.UDP0211_i7---UDP0211_i5.Malathion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1_A</text:p>
          </table:table-cell>
          <table:table-cell office:value-type="string" calcext:value-type="string">
            <text:p>./fq_files/NS.2049.001.UDP0212_i7---UDP0212_i5.Malathion_0-001_A_R1.fastq.gz</text:p>
          </table:table-cell>
          <table:table-cell office:value-type="string" calcext:value-type="string">
            <text:p>./fq_files/NS.2049.001.UDP0212_i7---UDP0212_i5.Malathion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1_B</text:p>
          </table:table-cell>
          <table:table-cell office:value-type="string" calcext:value-type="string">
            <text:p>./fq_files/NS.2049.001.UDP0213_i7---UDP0213_i5.Malathion_0-001_B_R1.fastq.gz</text:p>
          </table:table-cell>
          <table:table-cell office:value-type="string" calcext:value-type="string">
            <text:p>./fq_files/NS.2049.001.UDP0213_i7---UDP0213_i5.Malathion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01_C</text:p>
          </table:table-cell>
          <table:table-cell office:value-type="string" calcext:value-type="string">
            <text:p>./fq_files/NS.2049.001.UDP0214_i7---UDP0214_i5.Malathion_0-001_C_R1.fastq.gz</text:p>
          </table:table-cell>
          <table:table-cell office:value-type="string" calcext:value-type="string">
            <text:p>./fq_files/NS.2049.001.UDP0214_i7---UDP0214_i5.Malathion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1_A</text:p>
          </table:table-cell>
          <table:table-cell office:value-type="string" calcext:value-type="string">
            <text:p>./fq_files/NS.2049.001.UDP0215_i7---UDP0215_i5.Malathion_0-01_A_R1.fastq.gz</text:p>
          </table:table-cell>
          <table:table-cell office:value-type="string" calcext:value-type="string">
            <text:p>./fq_files/NS.2049.001.UDP0215_i7---UDP0215_i5.Malathion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1_B</text:p>
          </table:table-cell>
          <table:table-cell office:value-type="string" calcext:value-type="string">
            <text:p>./fq_files/NS.2049.001.UDP0216_i7---UDP0216_i5.Malathion_0-01_B_R1.fastq.gz</text:p>
          </table:table-cell>
          <table:table-cell office:value-type="string" calcext:value-type="string">
            <text:p>./fq_files/NS.2049.001.UDP0216_i7---UDP0216_i5.Malathion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01_C</text:p>
          </table:table-cell>
          <table:table-cell office:value-type="string" calcext:value-type="string">
            <text:p>./fq_files/NS.2049.001.UDP0217_i7---UDP0217_i5.Malathion_0-01_C_R1.fastq.gz</text:p>
          </table:table-cell>
          <table:table-cell office:value-type="string" calcext:value-type="string">
            <text:p>./fq_files/NS.2049.001.UDP0217_i7---UDP0217_i5.Malathion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1_A</text:p>
          </table:table-cell>
          <table:table-cell office:value-type="string" calcext:value-type="string">
            <text:p>./fq_files/NS.2049.001.UDP0218_i7---UDP0218_i5.Malathion_0-1_A_R1.fastq.gz</text:p>
          </table:table-cell>
          <table:table-cell office:value-type="string" calcext:value-type="string">
            <text:p>./fq_files/NS.2049.001.UDP0218_i7---UDP0218_i5.Malathion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1_B</text:p>
          </table:table-cell>
          <table:table-cell office:value-type="string" calcext:value-type="string">
            <text:p>./fq_files/NS.2049.001.UDP0219_i7---UDP0219_i5.Malathion_0-1_B_R1.fastq.gz</text:p>
          </table:table-cell>
          <table:table-cell office:value-type="string" calcext:value-type="string">
            <text:p>./fq_files/NS.2049.001.UDP0219_i7---UDP0219_i5.Malathion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0-1_C</text:p>
          </table:table-cell>
          <table:table-cell office:value-type="string" calcext:value-type="string">
            <text:p>./fq_files/NS.2049.001.UDP0220_i7---UDP0220_i5.Malathion_0-1_C_R1.fastq.gz</text:p>
          </table:table-cell>
          <table:table-cell office:value-type="string" calcext:value-type="string">
            <text:p>./fq_files/NS.2049.001.UDP0220_i7---UDP0220_i5.Malathion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1_A</text:p>
          </table:table-cell>
          <table:table-cell office:value-type="string" calcext:value-type="string">
            <text:p>./fq_files/NS.2049.001.UDP0221_i7---UDP0221_i5.Malathion_1_A_R1.fastq.gz</text:p>
          </table:table-cell>
          <table:table-cell office:value-type="string" calcext:value-type="string">
            <text:p>./fq_files/NS.2049.001.UDP0221_i7---UDP0221_i5.Malathion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1_B</text:p>
          </table:table-cell>
          <table:table-cell office:value-type="string" calcext:value-type="string">
            <text:p>./fq_files/NS.2049.001.UDP0222_i7---UDP0222_i5.Malathion_1_B_R1.fastq.gz</text:p>
          </table:table-cell>
          <table:table-cell office:value-type="string" calcext:value-type="string">
            <text:p>./fq_files/NS.2049.001.UDP0222_i7---UDP0222_i5.Malathion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alathion_1_C</text:p>
          </table:table-cell>
          <table:table-cell office:value-type="string" calcext:value-type="string">
            <text:p>./fq_files/NS.2049.001.UDP0223_i7---UDP0223_i5.Malathion_1_C_R1.fastq.gz</text:p>
          </table:table-cell>
          <table:table-cell office:value-type="string" calcext:value-type="string">
            <text:p>./fq_files/NS.2049.001.UDP0223_i7---UDP0223_i5.Malathion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_A</text:p>
          </table:table-cell>
          <table:table-cell office:value-type="string" calcext:value-type="string">
            <text:p>./fq_files/NS.2049.001.UDP0224_i7---UDP0224_i5.Prochloraz_0_A_R1.fastq.gz</text:p>
          </table:table-cell>
          <table:table-cell office:value-type="string" calcext:value-type="string">
            <text:p>./fq_files/NS.2049.001.UDP0224_i7---UDP0224_i5.Prochloraz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_B</text:p>
          </table:table-cell>
          <table:table-cell office:value-type="string" calcext:value-type="string">
            <text:p>./fq_files/NS.2049.001.UDP0225_i7---UDP0225_i5.Prochloraz_0_B_R1.fastq.gz</text:p>
          </table:table-cell>
          <table:table-cell office:value-type="string" calcext:value-type="string">
            <text:p>./fq_files/NS.2049.001.UDP0225_i7---UDP0225_i5.Prochloraz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_C</text:p>
          </table:table-cell>
          <table:table-cell office:value-type="string" calcext:value-type="string">
            <text:p>./fq_files/NS.2049.001.UDP0226_i7---UDP0226_i5.Prochloraz_0_C_R1.fastq.gz</text:p>
          </table:table-cell>
          <table:table-cell office:value-type="string" calcext:value-type="string">
            <text:p>./fq_files/NS.2049.001.UDP0226_i7---UDP0226_i5.Prochloraz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01_A</text:p>
          </table:table-cell>
          <table:table-cell office:value-type="string" calcext:value-type="string">
            <text:p>./fq_files/NS.2049.001.UDP0227_i7---UDP0227_i5.Prochloraz_0-0001_A_R1.fastq.gz</text:p>
          </table:table-cell>
          <table:table-cell office:value-type="string" calcext:value-type="string">
            <text:p>./fq_files/NS.2049.001.UDP0227_i7---UDP0227_i5.Prochloraz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01_B</text:p>
          </table:table-cell>
          <table:table-cell office:value-type="string" calcext:value-type="string">
            <text:p>./fq_files/NS.2049.001.UDP0228_i7---UDP0228_i5.Prochloraz_0-0001_B_R1.fastq.gz</text:p>
          </table:table-cell>
          <table:table-cell office:value-type="string" calcext:value-type="string">
            <text:p>./fq_files/NS.2049.001.UDP0228_i7---UDP0228_i5.Prochloraz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01_C</text:p>
          </table:table-cell>
          <table:table-cell office:value-type="string" calcext:value-type="string">
            <text:p>./fq_files/NS.2049.001.UDP0229_i7---UDP0229_i5.Prochloraz_0-0001_C_R1.fastq.gz</text:p>
          </table:table-cell>
          <table:table-cell office:value-type="string" calcext:value-type="string">
            <text:p>./fq_files/NS.2049.001.UDP0229_i7---UDP0229_i5.Prochloraz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1_A</text:p>
          </table:table-cell>
          <table:table-cell office:value-type="string" calcext:value-type="string">
            <text:p>./fq_files/NS.2049.001.UDP0230_i7---UDP0230_i5.Prochloraz_0-001_A_R1.fastq.gz</text:p>
          </table:table-cell>
          <table:table-cell office:value-type="string" calcext:value-type="string">
            <text:p>./fq_files/NS.2049.001.UDP0230_i7---UDP0230_i5.Prochloraz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1_B</text:p>
          </table:table-cell>
          <table:table-cell office:value-type="string" calcext:value-type="string">
            <text:p>./fq_files/NS.2049.001.UDP0231_i7---UDP0231_i5.Prochloraz_0-001_B_R1.fastq.gz</text:p>
          </table:table-cell>
          <table:table-cell office:value-type="string" calcext:value-type="string">
            <text:p>./fq_files/NS.2049.001.UDP0231_i7---UDP0231_i5.Prochloraz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01_C</text:p>
          </table:table-cell>
          <table:table-cell office:value-type="string" calcext:value-type="string">
            <text:p>./fq_files/NS.2049.001.UDP0232_i7---UDP0232_i5.Prochloraz_0-001_C_R1.fastq.gz</text:p>
          </table:table-cell>
          <table:table-cell office:value-type="string" calcext:value-type="string">
            <text:p>./fq_files/NS.2049.001.UDP0232_i7---UDP0232_i5.Prochloraz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1_A</text:p>
          </table:table-cell>
          <table:table-cell office:value-type="string" calcext:value-type="string">
            <text:p>./fq_files/NS.2049.001.UDP0233_i7---UDP0233_i5.Prochloraz_0-01_A_R1.fastq.gz</text:p>
          </table:table-cell>
          <table:table-cell office:value-type="string" calcext:value-type="string">
            <text:p>./fq_files/NS.2049.001.UDP0233_i7---UDP0233_i5.Prochloraz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1_B</text:p>
          </table:table-cell>
          <table:table-cell office:value-type="string" calcext:value-type="string">
            <text:p>./fq_files/NS.2049.001.UDP0234_i7---UDP0234_i5.Prochloraz_0-01_B_R1.fastq.gz</text:p>
          </table:table-cell>
          <table:table-cell office:value-type="string" calcext:value-type="string">
            <text:p>./fq_files/NS.2049.001.UDP0234_i7---UDP0234_i5.Prochloraz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01_C</text:p>
          </table:table-cell>
          <table:table-cell office:value-type="string" calcext:value-type="string">
            <text:p>./fq_files/NS.2049.001.UDP0235_i7---UDP0235_i5.Prochloraz_0-01_C_R1.fastq.gz</text:p>
          </table:table-cell>
          <table:table-cell office:value-type="string" calcext:value-type="string">
            <text:p>./fq_files/NS.2049.001.UDP0235_i7---UDP0235_i5.Prochloraz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1_A</text:p>
          </table:table-cell>
          <table:table-cell office:value-type="string" calcext:value-type="string">
            <text:p>./fq_files/NS.2049.001.UDP0236_i7---UDP0236_i5.Prochloraz_0-1_A_R1.fastq.gz</text:p>
          </table:table-cell>
          <table:table-cell office:value-type="string" calcext:value-type="string">
            <text:p>./fq_files/NS.2049.001.UDP0236_i7---UDP0236_i5.Prochloraz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1_B</text:p>
          </table:table-cell>
          <table:table-cell office:value-type="string" calcext:value-type="string">
            <text:p>./fq_files/NS.2049.001.UDP0237_i7---UDP0237_i5.Prochloraz_0-1_B_R1.fastq.gz</text:p>
          </table:table-cell>
          <table:table-cell office:value-type="string" calcext:value-type="string">
            <text:p>./fq_files/NS.2049.001.UDP0237_i7---UDP0237_i5.Prochloraz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0-1_C</text:p>
          </table:table-cell>
          <table:table-cell office:value-type="string" calcext:value-type="string">
            <text:p>./fq_files/NS.2049.001.UDP0238_i7---UDP0238_i5.Prochloraz_0-1_C_R1.fastq.gz</text:p>
          </table:table-cell>
          <table:table-cell office:value-type="string" calcext:value-type="string">
            <text:p>./fq_files/NS.2049.001.UDP0238_i7---UDP0238_i5.Prochloraz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1_A</text:p>
          </table:table-cell>
          <table:table-cell office:value-type="string" calcext:value-type="string">
            <text:p>./fq_files/NS.2049.001.UDP0239_i7---UDP0239_i5.Prochloraz_1_A_R1.fastq.gz</text:p>
          </table:table-cell>
          <table:table-cell office:value-type="string" calcext:value-type="string">
            <text:p>./fq_files/NS.2049.001.UDP0239_i7---UDP0239_i5.Prochloraz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1_B</text:p>
          </table:table-cell>
          <table:table-cell office:value-type="string" calcext:value-type="string">
            <text:p>./fq_files/NS.2049.001.UDP0240_i7---UDP0240_i5.Prochloraz_1_B_R1.fastq.gz</text:p>
          </table:table-cell>
          <table:table-cell office:value-type="string" calcext:value-type="string">
            <text:p>./fq_files/NS.2049.001.UDP0240_i7---UDP0240_i5.Prochloraz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chloraz_1_C</text:p>
          </table:table-cell>
          <table:table-cell office:value-type="string" calcext:value-type="string">
            <text:p>./fq_files/NS.2049.001.UDP0241_i7---UDP0241_i5.Prochloraz_1_C_R1.fastq.gz</text:p>
          </table:table-cell>
          <table:table-cell office:value-type="string" calcext:value-type="string">
            <text:p>./fq_files/NS.2049.001.UDP0241_i7---UDP0241_i5.Prochloraz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_B</text:p>
          </table:table-cell>
          <table:table-cell office:value-type="string" calcext:value-type="string">
            <text:p>./fq_files/NS.2049.001.UDP0242_i7---UDP0242_i5.TGSH_0_B_R1.fastq.gz</text:p>
          </table:table-cell>
          <table:table-cell office:value-type="string" calcext:value-type="string">
            <text:p>./fq_files/NS.2049.001.UDP0242_i7---UDP0242_i5.TGSH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_C</text:p>
          </table:table-cell>
          <table:table-cell office:value-type="string" calcext:value-type="string">
            <text:p>./fq_files/NS.2049.001.UDP0243_i7---UDP0243_i5.TGSH_0_C_R1.fastq.gz</text:p>
          </table:table-cell>
          <table:table-cell office:value-type="string" calcext:value-type="string">
            <text:p>./fq_files/NS.2049.001.UDP0243_i7---UDP0243_i5.TGSH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01_A</text:p>
          </table:table-cell>
          <table:table-cell office:value-type="string" calcext:value-type="string">
            <text:p>./fq_files/NS.2049.001.UDP0244_i7---UDP0244_i5.TGSH_0-0001_A_R1.fastq.gz</text:p>
          </table:table-cell>
          <table:table-cell office:value-type="string" calcext:value-type="string">
            <text:p>./fq_files/NS.2049.001.UDP0244_i7---UDP0244_i5.TGSH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01_B</text:p>
          </table:table-cell>
          <table:table-cell office:value-type="string" calcext:value-type="string">
            <text:p>./fq_files/NS.2049.001.UDP0245_i7---UDP0245_i5.TGSH_0-0001_B_R1.fastq.gz</text:p>
          </table:table-cell>
          <table:table-cell office:value-type="string" calcext:value-type="string">
            <text:p>./fq_files/NS.2049.001.UDP0245_i7---UDP0245_i5.TGSH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01_C</text:p>
          </table:table-cell>
          <table:table-cell office:value-type="string" calcext:value-type="string">
            <text:p>./fq_files/NS.2049.001.UDP0246_i7---UDP0246_i5.TGSH_0-0001_C_R1.fastq.gz</text:p>
          </table:table-cell>
          <table:table-cell office:value-type="string" calcext:value-type="string">
            <text:p>./fq_files/NS.2049.001.UDP0246_i7---UDP0246_i5.TGSH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1_A</text:p>
          </table:table-cell>
          <table:table-cell office:value-type="string" calcext:value-type="string">
            <text:p>./fq_files/NS.2049.001.UDP0247_i7---UDP0247_i5.TGSH_0-001_A_R1.fastq.gz</text:p>
          </table:table-cell>
          <table:table-cell office:value-type="string" calcext:value-type="string">
            <text:p>./fq_files/NS.2049.001.UDP0247_i7---UDP0247_i5.TGSH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1_B</text:p>
          </table:table-cell>
          <table:table-cell office:value-type="string" calcext:value-type="string">
            <text:p>./fq_files/NS.2049.001.UDP0248_i7---UDP0248_i5.TGSH_0-001_B_R1.fastq.gz</text:p>
          </table:table-cell>
          <table:table-cell office:value-type="string" calcext:value-type="string">
            <text:p>./fq_files/NS.2049.001.UDP0248_i7---UDP0248_i5.TGSH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1_A</text:p>
          </table:table-cell>
          <table:table-cell office:value-type="string" calcext:value-type="string">
            <text:p>./fq_files/NS.2049.001.UDP0249_i7---UDP0249_i5.TGSH_0-01_A_R1.fastq.gz</text:p>
          </table:table-cell>
          <table:table-cell office:value-type="string" calcext:value-type="string">
            <text:p>./fq_files/NS.2049.001.UDP0249_i7---UDP0249_i5.TGSH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1_B</text:p>
          </table:table-cell>
          <table:table-cell office:value-type="string" calcext:value-type="string">
            <text:p>./fq_files/NS.2049.001.UDP0250_i7---UDP0250_i5.TGSH_0-01_B_R1.fastq.gz</text:p>
          </table:table-cell>
          <table:table-cell office:value-type="string" calcext:value-type="string">
            <text:p>./fq_files/NS.2049.001.UDP0250_i7---UDP0250_i5.TGSH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1_C</text:p>
          </table:table-cell>
          <table:table-cell office:value-type="string" calcext:value-type="string">
            <text:p>./fq_files/NS.2049.001.UDP0251_i7---UDP0251_i5.TGSH_0-01_C_R1.fastq.gz</text:p>
          </table:table-cell>
          <table:table-cell office:value-type="string" calcext:value-type="string">
            <text:p>./fq_files/NS.2049.001.UDP0251_i7---UDP0251_i5.TGSH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1_A</text:p>
          </table:table-cell>
          <table:table-cell office:value-type="string" calcext:value-type="string">
            <text:p>./fq_files/NS.2049.001.UDP0252_i7---UDP0252V2_i5.TGSH_0-1_A_R1.fastq.gz</text:p>
          </table:table-cell>
          <table:table-cell office:value-type="string" calcext:value-type="string">
            <text:p>./fq_files/NS.2049.001.UDP0252_i7---UDP0252V2_i5.TGSH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1_B</text:p>
          </table:table-cell>
          <table:table-cell office:value-type="string" calcext:value-type="string">
            <text:p>./fq_files/NS.2049.001.UDP0253_i7---UDP0253_i5.TGSH_0-1_B_R1.fastq.gz</text:p>
          </table:table-cell>
          <table:table-cell office:value-type="string" calcext:value-type="string">
            <text:p>./fq_files/NS.2049.001.UDP0253_i7---UDP0253_i5.TGSH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1_C</text:p>
          </table:table-cell>
          <table:table-cell office:value-type="string" calcext:value-type="string">
            <text:p>./fq_files/NS.2049.001.UDP0254_i7---UDP0254_i5.TGSH_0-1_C_R1.fastq.gz</text:p>
          </table:table-cell>
          <table:table-cell office:value-type="string" calcext:value-type="string">
            <text:p>./fq_files/NS.2049.001.UDP0254_i7---UDP0254_i5.TGSH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1_A</text:p>
          </table:table-cell>
          <table:table-cell office:value-type="string" calcext:value-type="string">
            <text:p>./fq_files/NS.2049.001.UDP0255_i7---UDP0255_i5.TGSH_1_A_R1.fastq.gz</text:p>
          </table:table-cell>
          <table:table-cell office:value-type="string" calcext:value-type="string">
            <text:p>./fq_files/NS.2049.001.UDP0255_i7---UDP0255_i5.TGSH_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1_B</text:p>
          </table:table-cell>
          <table:table-cell office:value-type="string" calcext:value-type="string">
            <text:p>./fq_files/NS.2049.001.UDP0256_i7---UDP0256_i5.TGSH_1_B_R1.fastq.gz</text:p>
          </table:table-cell>
          <table:table-cell office:value-type="string" calcext:value-type="string">
            <text:p>./fq_files/NS.2049.001.UDP0256_i7---UDP0256_i5.TGSH_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1_C</text:p>
          </table:table-cell>
          <table:table-cell office:value-type="string" calcext:value-type="string">
            <text:p>./fq_files/NS.2049.001.UDP0257_i7---UDP0257_i5.TGSH_1_C_R1.fastq.gz</text:p>
          </table:table-cell>
          <table:table-cell office:value-type="string" calcext:value-type="string">
            <text:p>./fq_files/NS.2049.001.UDP0257_i7---UDP0257_i5.TGSH_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_A</text:p>
          </table:table-cell>
          <table:table-cell office:value-type="string" calcext:value-type="string">
            <text:p>./fq_files/NS.2049.001.UDP0258V2_i7---UDP0258V2_i5.Trenbolone_0_A_R1.fastq.gz</text:p>
          </table:table-cell>
          <table:table-cell office:value-type="string" calcext:value-type="string">
            <text:p>./fq_files/NS.2049.001.UDP0258V2_i7---UDP0258V2_i5.Trenbolone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_B</text:p>
          </table:table-cell>
          <table:table-cell office:value-type="string" calcext:value-type="string">
            <text:p>./fq_files/NS.2049.001.UDP0259_i7---UDP0259_i5.Trenbolone_0_B_R1.fastq.gz</text:p>
          </table:table-cell>
          <table:table-cell office:value-type="string" calcext:value-type="string">
            <text:p>./fq_files/NS.2049.001.UDP0259_i7---UDP0259_i5.Trenbolone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_C</text:p>
          </table:table-cell>
          <table:table-cell office:value-type="string" calcext:value-type="string">
            <text:p>./fq_files/NS.2049.001.UDP0260_i7---UDP0260_i5.Trenbolone_0_C_R1.fastq.gz</text:p>
          </table:table-cell>
          <table:table-cell office:value-type="string" calcext:value-type="string">
            <text:p>./fq_files/NS.2049.001.UDP0260_i7---UDP0260_i5.Trenbolone_0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01_A</text:p>
          </table:table-cell>
          <table:table-cell office:value-type="string" calcext:value-type="string">
            <text:p>./fq_files/NS.2049.001.UDP0261_i7---UDP0261_i5.Trenbolone_0-00001_A_R1.fastq.gz</text:p>
          </table:table-cell>
          <table:table-cell office:value-type="string" calcext:value-type="string">
            <text:p>./fq_files/NS.2049.001.UDP0261_i7---UDP0261_i5.Trenbolone_0-0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01_B</text:p>
          </table:table-cell>
          <table:table-cell office:value-type="string" calcext:value-type="string">
            <text:p>./fq_files/NS.2049.001.UDP0262_i7---UDP0262_i5.Trenbolone_0-00001_B_R1.fastq.gz</text:p>
          </table:table-cell>
          <table:table-cell office:value-type="string" calcext:value-type="string">
            <text:p>./fq_files/NS.2049.001.UDP0262_i7---UDP0262_i5.Trenbolone_0-0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01_C</text:p>
          </table:table-cell>
          <table:table-cell office:value-type="string" calcext:value-type="string">
            <text:p>./fq_files/NS.2049.001.UDP0263_i7---UDP0263_i5.Trenbolone_0-00001_C_R1.fastq.gz</text:p>
          </table:table-cell>
          <table:table-cell office:value-type="string" calcext:value-type="string">
            <text:p>./fq_files/NS.2049.001.UDP0263_i7---UDP0263_i5.Trenbolone_0-0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1_A</text:p>
          </table:table-cell>
          <table:table-cell office:value-type="string" calcext:value-type="string">
            <text:p>./fq_files/NS.2049.001.UDP0264_i7---UDP0264_i5.Trenbolone_0-0001_A_R1.fastq.gz</text:p>
          </table:table-cell>
          <table:table-cell office:value-type="string" calcext:value-type="string">
            <text:p>./fq_files/NS.2049.001.UDP0264_i7---UDP0264_i5.Trenbolone_0-0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1_B</text:p>
          </table:table-cell>
          <table:table-cell office:value-type="string" calcext:value-type="string">
            <text:p>./fq_files/NS.2049.001.UDP0265_i7---UDP0265_i5.Trenbolone_0-0001_B_R1.fastq.gz</text:p>
          </table:table-cell>
          <table:table-cell office:value-type="string" calcext:value-type="string">
            <text:p>./fq_files/NS.2049.001.UDP0265_i7---UDP0265_i5.Trenbolone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01_C</text:p>
          </table:table-cell>
          <table:table-cell office:value-type="string" calcext:value-type="string">
            <text:p>./fq_files/NS.2049.001.UDP0266_i7---UDP0266_i5.Trenbolone_0-0001_C_R1.fastq.gz</text:p>
          </table:table-cell>
          <table:table-cell office:value-type="string" calcext:value-type="string">
            <text:p>./fq_files/NS.2049.001.UDP0266_i7---UDP0266_i5.Trenbolone_0-0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1_A</text:p>
          </table:table-cell>
          <table:table-cell office:value-type="string" calcext:value-type="string">
            <text:p>./fq_files/NS.2049.001.UDP0267_i7---UDP0267_i5.Trenbolone_0-001_A_R1.fastq.gz</text:p>
          </table:table-cell>
          <table:table-cell office:value-type="string" calcext:value-type="string">
            <text:p>./fq_files/NS.2049.001.UDP0267_i7---UDP0267_i5.Trenbolone_0-0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1_B</text:p>
          </table:table-cell>
          <table:table-cell office:value-type="string" calcext:value-type="string">
            <text:p>./fq_files/NS.2049.001.UDP0268_i7---UDP0268_i5.Trenbolone_0-001_B_R1.fastq.gz</text:p>
          </table:table-cell>
          <table:table-cell office:value-type="string" calcext:value-type="string">
            <text:p>./fq_files/NS.2049.001.UDP0268_i7---UDP0268_i5.Trenbolone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01_C</text:p>
          </table:table-cell>
          <table:table-cell office:value-type="string" calcext:value-type="string">
            <text:p>./fq_files/NS.2049.001.UDP0269_i7---UDP0269_i5.Trenbolone_0-001_C_R1.fastq.gz</text:p>
          </table:table-cell>
          <table:table-cell office:value-type="string" calcext:value-type="string">
            <text:p>./fq_files/NS.2049.001.UDP0269_i7---UDP0269_i5.Trenbolone_0-0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1_A</text:p>
          </table:table-cell>
          <table:table-cell office:value-type="string" calcext:value-type="string">
            <text:p>./fq_files/NS.2049.001.UDP0270_i7---UDP0270_i5.Trenbolone_0-01_A_R1.fastq.gz</text:p>
          </table:table-cell>
          <table:table-cell office:value-type="string" calcext:value-type="string">
            <text:p>./fq_files/NS.2049.001.UDP0270_i7---UDP0270_i5.Trenbolone_0-0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1_B</text:p>
          </table:table-cell>
          <table:table-cell office:value-type="string" calcext:value-type="string">
            <text:p>./fq_files/NS.2049.001.UDP0271_i7---UDP0271_i5.Trenbolone_0-01_B_R1.fastq.gz</text:p>
          </table:table-cell>
          <table:table-cell office:value-type="string" calcext:value-type="string">
            <text:p>./fq_files/NS.2049.001.UDP0271_i7---UDP0271_i5.Trenbolone_0-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01_C</text:p>
          </table:table-cell>
          <table:table-cell office:value-type="string" calcext:value-type="string">
            <text:p>./fq_files/NS.2049.001.UDP0272_i7---UDP0272_i5.Trenbolone_0-01_C_R1.fastq.gz</text:p>
          </table:table-cell>
          <table:table-cell office:value-type="string" calcext:value-type="string">
            <text:p>./fq_files/NS.2049.001.UDP0272_i7---UDP0272_i5.Trenbolone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1_A</text:p>
          </table:table-cell>
          <table:table-cell office:value-type="string" calcext:value-type="string">
            <text:p>./fq_files/NS.2049.001.UDP0273_i7---UDP0273_i5.Trenbolone_0-1_A_R1.fastq.gz</text:p>
          </table:table-cell>
          <table:table-cell office:value-type="string" calcext:value-type="string">
            <text:p>./fq_files/NS.2049.001.UDP0273_i7---UDP0273_i5.Trenbolone_0-1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1_B</text:p>
          </table:table-cell>
          <table:table-cell office:value-type="string" calcext:value-type="string">
            <text:p>./fq_files/NS.2049.001.UDP0274_i7---UDP0274_i5.Trenbolone_0-1_B_R1.fastq.gz</text:p>
          </table:table-cell>
          <table:table-cell office:value-type="string" calcext:value-type="string">
            <text:p>./fq_files/NS.2049.001.UDP0274_i7---UDP0274_i5.Trenbolone_0-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enbolone_0-1_C</text:p>
          </table:table-cell>
          <table:table-cell office:value-type="string" calcext:value-type="string">
            <text:p>./fq_files/NS.2049.001.UDP0275_i7---UDP0275_i5.Trenbolone_0-1_C_R1.fastq.gz</text:p>
          </table:table-cell>
          <table:table-cell office:value-type="string" calcext:value-type="string">
            <text:p>./fq_files/NS.2049.001.UDP0275_i7---UDP0275_i5.Trenbolone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1-Decanol_0-1_C</text:p>
          </table:table-cell>
          <table:table-cell office:value-type="string" calcext:value-type="string">
            <text:p>./fq_files/NS.2049.001.UDP0276_i7---UDP0276_i5.1-Decanol_0-1_C_R1.fastq.gz</text:p>
          </table:table-cell>
          <table:table-cell office:value-type="string" calcext:value-type="string">
            <text:p>./fq_files/NS.2049.001.UDP0276_i7---UDP0276_i5.1-Decanol_0-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_B</text:p>
          </table:table-cell>
          <table:table-cell office:value-type="string" calcext:value-type="string">
            <text:p>./fq_files/NS.2049.001.UDP0277_i7---UDP0277_i5.Analine_0_B_R1.fastq.gz</text:p>
          </table:table-cell>
          <table:table-cell office:value-type="string" calcext:value-type="string">
            <text:p>./fq_files/NS.2049.001.UDP0277_i7---UDP0277_i5.Analine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naline_0-001_B</text:p>
          </table:table-cell>
          <table:table-cell office:value-type="string" calcext:value-type="string">
            <text:p>./fq_files/NS.2049.001.UDP0278_i7---UDP0278_i5.Analine_0-001_B_R1.fastq.gz</text:p>
          </table:table-cell>
          <table:table-cell office:value-type="string" calcext:value-type="string">
            <text:p>./fq_files/NS.2049.001.UDP0278_i7---UDP0278_i5.Analine_0-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_B</text:p>
          </table:table-cell>
          <table:table-cell office:value-type="string" calcext:value-type="string">
            <text:p>./fq_files/NS.2049.001.UDP0279_i7---UDP0279_i5.Fadrozole_0_B_R1.fastq.gz</text:p>
          </table:table-cell>
          <table:table-cell office:value-type="string" calcext:value-type="string">
            <text:p>./fq_files/NS.2049.001.UDP0279_i7---UDP0279_i5.Fadrozole_0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Fadrozole_0-0001_B</text:p>
          </table:table-cell>
          <table:table-cell office:value-type="string" calcext:value-type="string">
            <text:p>./fq_files/NS.2049.001.UDP0280_i7---UDP0280_i5.Fadrozole_0-0001_B_R1.fastq.gz</text:p>
          </table:table-cell>
          <table:table-cell office:value-type="string" calcext:value-type="string">
            <text:p>./fq_files/NS.2049.001.UDP0280_i7---UDP0280_i5.Fadrozole_0-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lyphosate_0-01_C</text:p>
          </table:table-cell>
          <table:table-cell office:value-type="string" calcext:value-type="string">
            <text:p>./fq_files/NS.2049.001.UDP0281_i7---UDP0281_i5.Glyphosate_0-01_C_R1.fastq.gz</text:p>
          </table:table-cell>
          <table:table-cell office:value-type="string" calcext:value-type="string">
            <text:p>./fq_files/NS.2049.001.UDP0281_i7---UDP0281_i5.Glyphosate_0-01_C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001_B</text:p>
          </table:table-cell>
          <table:table-cell office:value-type="string" calcext:value-type="string">
            <text:p>./fq_files/NS.2049.001.UDP0282_i7---UDP0282_i5.EE2_0-0000001_B_R1.fastq.gz</text:p>
          </table:table-cell>
          <table:table-cell office:value-type="string" calcext:value-type="string">
            <text:p>./fq_files/NS.2049.001.UDP0282_i7---UDP0282_i5.EE2_0-000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EE2_0-00001_B</text:p>
          </table:table-cell>
          <table:table-cell office:value-type="string" calcext:value-type="string">
            <text:p>./fq_files/NS.2049.001.UDP0283_i7---UDP0283_i5.EE2_0-00001_B_R1.fastq.gz</text:p>
          </table:table-cell>
          <table:table-cell office:value-type="string" calcext:value-type="string">
            <text:p>./fq_files/NS.2049.001.UDP0283_i7---UDP0283_i5.EE2_0-00001_B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_A</text:p>
          </table:table-cell>
          <table:table-cell office:value-type="string" calcext:value-type="string">
            <text:p>./fq_files/NS.2049.001.UDP0284_i7---UDP0284_i5.TGSH_0_A_R1.fastq.gz</text:p>
          </table:table-cell>
          <table:table-cell office:value-type="string" calcext:value-type="string">
            <text:p>./fq_files/NS.2049.001.UDP0284_i7---UDP0284_i5.TGSH_0_A_R2.fastq.gz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GSH_0-001_C</text:p>
          </table:table-cell>
          <table:table-cell office:value-type="string" calcext:value-type="string">
            <text:p>./fq_files/NS.2049.001.UDP0285_i7---UDP0285_i5.TGSH_0-001_C_R1.fastq.gz</text:p>
          </table:table-cell>
          <table:table-cell office:value-type="string" calcext:value-type="string">
            <text:p>./fq_files/NS.2049.001.UDP0285_i7---UDP0285_i5.TGSH_0-001_C_R2.fastq.gz</text:p>
          </table:table-cell>
          <table:table-cell office:value-type="string" calcext:value-type="string">
            <text:p>au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12" meta:object-count="0"/>
    <meta:generator>LibreOffice/7.5.4.2$Linux_X86_64 LibreOffice_project/50$Build-2</meta:generator>
  </office:meta>
</office:document-meta>
</file>